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ChangedEvent.ValueChangedEvent( Widget source , Object oldValu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ChangedEvent.getNew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hangedEvent.getOl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